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AA000000F2DDB2618B.svm" manifest:media-type=""/>
  <manifest:file-entry manifest:full-path="Pictures/200000010000018A00000142C9D98B23.svm" manifest:media-type=""/>
  <manifest:file-entry manifest:full-path="Pictures/200000010000017D00000142CF7A6707.svm" manifest:media-type=""/>
  <manifest:file-entry manifest:full-path="Pictures/20000002000000B800000109EA622379.eps" manifest:media-type=""/>
  <manifest:file-entry manifest:full-path="Pictures/10000000000000200000002000309F1C.png" manifest:media-type="image/png"/>
  <manifest:file-entry manifest:full-path="Pictures/20000002000000C1000000F350B6ECFE.eps" manifest:media-type=""/>
  <manifest:file-entry manifest:full-path="Pictures/200000010000018500000142AEA88071.svm" manifest:media-type=""/>
  <manifest:file-entry manifest:full-path="Pictures/200000010000026E0000012D2A70A9BF.svm" manifest:media-type=""/>
  <manifest:file-entry manifest:full-path="Pictures/20000001000002690000013145689BC3.svm" manifest:media-type=""/>
  <manifest:file-entry manifest:full-path="Pictures/20000001000001810000012D12A8068C.svm" manifest:media-type=""/>
  <manifest:file-entry manifest:full-path="Pictures/2000000100000185000001422D48D226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{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Q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0" style:family="graphic" style:parent-style-name="standard">
      <style:graphic-properties TexMathsArgs="12§display§Q_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25cm" draw:marker-start-width="0.237cm" draw:marker-end="Arrow" draw:marker-end-width="0.139cm" draw:textarea-horizontal-align="center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size-complex="10pt"/>
    </style:style>
    <style:style style:name="P3" style:family="paragraph">
      <style:paragraph-properties fo:text-align="center"/>
      <style:text-properties fo:font-family="'XB Tabriz'" style:font-pitch="variable"/>
    </style:style>
    <style:style style:name="P4" style:family="paragraph">
      <style:text-properties fo:font-family="'XB Tabriz'" style:font-pitch="variable"/>
    </style:style>
    <style:style style:name="T1" style:family="text">
      <style:text-properties fo:font-family="'XB Tabriz'" style:font-pitch="variable" fo:font-size="10pt" style:font-size-asian="10pt" style:font-size-complex="10pt"/>
    </style:style>
    <style:style style:name="T2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3.63cm" svg:height="4.571cm" svg:x="7.823cm" svg:y="0.7cm">
          <draw:image xlink:href="Pictures/20000002000000C1000000F350B6ECFE.eps" xlink:type="simple" xlink:show="embed" xlink:actuate="onLoad">
            <text:p/>
          </draw:image>
        </draw:frame>
        <draw:frame draw:style-name="gr2" draw:text-style-name="P1" draw:layer="layout" svg:width="0.739cm" svg:height="0.365cm" svg:x="7.899cm" svg:y="0.309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745cm" svg:height="0.36cm" svg:x="9.426cm" svg:y="5.283cm">
          <draw:image xlink:href="Pictures/200000010000026E0000012D2A70A9BF.svm" xlink:type="simple" xlink:show="embed" xlink:actuate="onLoad">
            <text:p/>
          </draw:image>
        </draw:frame>
        <draw:frame draw:style-name="gr4" draw:text-style-name="P1" draw:layer="layout" svg:width="0.456cm" svg:height="0.385cm" svg:x="11.273cm" svg:y="4.004cm">
          <draw:image xlink:href="Pictures/200000010000017D00000142CF7A6707.svm" xlink:type="simple" xlink:show="embed" xlink:actuate="onLoad">
            <text:p/>
          </draw:image>
        </draw:frame>
        <draw:frame draw:style-name="gr5" draw:text-style-name="P1" draw:layer="layout" svg:width="0.466cm" svg:height="0.385cm" svg:x="7.884cm" svg:y="4.004cm">
          <draw:image xlink:href="Pictures/200000010000018500000142AEA88071.svm" xlink:type="simple" xlink:show="embed" xlink:actuate="onLoad">
            <text:p/>
          </draw:image>
        </draw:frame>
        <draw:frame draw:style-name="gr6" draw:text-style-name="P1" draw:layer="layout" svg:width="0.466cm" svg:height="0.385cm" svg:x="11.273cm" svg:y="2.322cm">
          <draw:image xlink:href="Pictures/2000000100000185000001422D48D226.svm" xlink:type="simple" xlink:show="embed" xlink:actuate="onLoad">
            <text:p/>
          </draw:image>
        </draw:frame>
        <draw:frame draw:style-name="gr7" draw:text-style-name="P1" draw:layer="layout" svg:width="0.203cm" svg:height="0.289cm" svg:x="6.996cm" svg:y="1.557cm">
          <draw:image xlink:href="Pictures/20000001000000AA000000F2DDB2618B.svm" xlink:type="simple" xlink:show="embed" xlink:actuate="onLoad">
            <text:p/>
          </draw:image>
        </draw:frame>
        <draw:frame draw:style-name="gr8" draw:text-style-name="P2" draw:layer="layout" svg:width="1.133cm" svg:height="0.802cm" svg:x="6.936cm" svg:y="1.493cm">
          <draw:text-box>
            <text:p><text:span text:style-name="T1">حوالہ</text:span></text:p>
          </draw:text-box>
        </draw:frame>
        <draw:frame draw:style-name="gr7" draw:text-style-name="P1" draw:layer="layout" svg:width="0.203cm" svg:height="0.289cm" svg:x="11.703cm" svg:y="0.631cm">
          <draw:image xlink:href="Pictures/20000001000000AA000000F2DDB2618B.svm" xlink:type="simple" xlink:show="embed" xlink:actuate="onLoad">
            <text:p/>
          </draw:image>
        </draw:frame>
        <draw:frame draw:style-name="gr8" draw:text-style-name="P2" draw:layer="layout" svg:width="1.23cm" svg:height="0.802cm" svg:x="11.548cm" svg:y="0.567cm">
          <draw:text-box>
            <text:p><text:span text:style-name="T1">عکس</text:span></text:p>
          </draw:text-box>
        </draw:frame>
        <draw:line draw:style-name="gr9" draw:text-style-name="P3" draw:layer="layout" svg:x1="11.49cm" svg:y1="0.643cm" svg:x2="11.49cm" svg:y2="1.116cm">
          <text:p/>
        </draw:line>
        <draw:frame draw:style-name="gr1" draw:text-style-name="P1" draw:layer="layout" svg:width="3.439cm" svg:height="4.496cm" svg:x="1.966cm" svg:y="0.775cm">
          <draw:image xlink:href="Pictures/20000002000000B800000109EA622379.eps" xlink:type="simple" xlink:show="embed" xlink:actuate="onLoad">
            <text:p/>
          </draw:image>
        </draw:frame>
        <draw:frame draw:style-name="gr2" draw:text-style-name="P1" draw:layer="layout" svg:width="0.739cm" svg:height="0.365cm" svg:x="1.965cm" svg:y="0.309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745cm" svg:height="0.36cm" svg:x="3.435cm" svg:y="5.301cm">
          <draw:image xlink:href="Pictures/200000010000026E0000012D2A70A9BF.svm" xlink:type="simple" xlink:show="embed" xlink:actuate="onLoad">
            <text:p/>
          </draw:image>
        </draw:frame>
        <draw:frame draw:style-name="gr4" draw:text-style-name="P1" draw:layer="layout" svg:width="0.456cm" svg:height="0.385cm" svg:x="5.244cm" svg:y="4.117cm">
          <draw:image xlink:href="Pictures/200000010000017D00000142CF7A6707.svm" xlink:type="simple" xlink:show="embed" xlink:actuate="onLoad">
            <text:p/>
          </draw:image>
        </draw:frame>
        <draw:frame draw:style-name="gr5" draw:text-style-name="P1" draw:layer="layout" svg:width="0.466cm" svg:height="0.385cm" svg:x="1.855cm" svg:y="4.117cm">
          <draw:image xlink:href="Pictures/200000010000018500000142AEA88071.svm" xlink:type="simple" xlink:show="embed" xlink:actuate="onLoad">
            <text:p/>
          </draw:image>
        </draw:frame>
        <draw:frame draw:style-name="gr6" draw:text-style-name="P1" draw:layer="layout" svg:width="0.466cm" svg:height="0.385cm" svg:x="5.3cm" svg:y="2.596cm">
          <draw:image xlink:href="Pictures/2000000100000185000001422D48D226.svm" xlink:type="simple" xlink:show="embed" xlink:actuate="onLoad">
            <text:p/>
          </draw:image>
        </draw:frame>
        <draw:frame draw:style-name="gr8" draw:text-style-name="P2" draw:layer="layout" svg:width="1.133cm" svg:height="0.802cm" svg:x="0.907cm" svg:y="1.606cm">
          <draw:text-box>
            <text:p><text:span text:style-name="T1">حوالہ</text:span></text:p>
          </draw:text-box>
        </draw:frame>
        <draw:frame draw:style-name="gr8" draw:text-style-name="P2" draw:layer="layout" svg:width="1.23cm" svg:height="0.802cm" svg:x="5.519cm" svg:y="0.963cm">
          <draw:text-box>
            <text:p><text:span text:style-name="T1">عکس</text:span></text:p>
          </draw:text-box>
        </draw:frame>
        <draw:frame draw:style-name="gr10" draw:text-style-name="P1" draw:layer="layout" svg:width="0.472cm" svg:height="0.385cm" svg:x="1.855cm" svg:y="2.596cm">
          <draw:image xlink:href="Pictures/200000010000018A00000142C9D98B23.svm" xlink:type="simple" xlink:show="embed" xlink:actuate="onLoad">
            <text:p/>
          </draw:image>
        </draw:frame>
        <draw:frame draw:style-name="gr7" draw:text-style-name="P1" draw:layer="layout" svg:width="0.203cm" svg:height="0.289cm" svg:x="0.948cm" svg:y="1.671cm">
          <draw:image xlink:href="Pictures/20000001000000AA000000F2DDB2618B.svm" xlink:type="simple" xlink:show="embed" xlink:actuate="onLoad">
            <text:p/>
          </draw:image>
        </draw:frame>
        <draw:frame draw:style-name="gr7" draw:text-style-name="P1" draw:layer="layout" svg:width="0.203cm" svg:height="0.289cm" svg:x="5.617cm" svg:y="1.085cm">
          <draw:image xlink:href="Pictures/20000001000000AA000000F2DDB2618B.svm" xlink:type="simple" xlink:show="embed" xlink:actuate="onLoad">
            <text:p/>
          </draw:image>
        </draw:frame>
        <draw:frame draw:style-name="gr8" draw:text-style-name="P4" draw:layer="layout" svg:width="0.937cm" svg:height="0.911cm" svg:x="11.699cm" svg:y="4.631cm">
          <draw:text-box>
            <text:p><text:span text:style-name="T2">(</text:span><text:span text:style-name="T2">ا</text:span><text:span text:style-name="T2">)</text:span></text:p>
          </draw:text-box>
        </draw:frame>
        <draw:frame draw:style-name="gr8" draw:text-style-name="P4" draw:layer="layout" svg:width="1.2cm" svg:height="0.911cm" svg:x="0.379cm" svg:y="4.631cm">
          <draw:text-box>
            <text:p><text:span text:style-name="T2">(</text:span><text:span text:style-name="T2">ب</text:span><text:span text:style-name="T2">)</text:span></text:p>
          </draw:text-box>
        </draw:frame>
        <draw:connector draw:style-name="gr11" draw:text-style-name="P1" draw:layer="layout" draw:line-skew="-0.312cm" svg:x1="12.133cm" svg:y1="1.72cm" svg:x2="11.509cm" svg:y2="2.042cm" svg:d="m12133 1720h-624v322 0">
          <text:p/>
        </draw:connector>
        <draw:frame draw:style-name="gr12" draw:text-style-name="P1" draw:layer="layout" svg:width="0.461cm" svg:height="0.36cm" svg:x="12.235cm" svg:y="1.541cm">
          <draw:image xlink:href="Pictures/20000001000001810000012D12A8068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96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9-01T11:06:29</meta:creation-date>
    <meta:editing-duration>PT14M16S</meta:editing-duration>
    <meta:editing-cycles>4</meta:editing-cycles>
    <meta:generator>LibreOffice/3.3$Linux LibreOffice_project/330m19$Build-401</meta:generator>
    <dc:title>kkkFigures</dc:title>
    <meta:initial-creator>kkk </meta:initial-creator>
    <dc:date>2014-09-11T11:20:06</dc:date>
    <dc:creator>kkk </dc:creator>
    <meta:document-statistic meta:object-count="26"/>
    <meta:template xlink:type="simple" xlink:actuate="onRequest" xlink:title="kkkFigures" xlink:href="../../../../../.libreoffice/3/user/template/kkkFigures.otg" meta:date="2014-09-01T11:06:29"/>
  </office:meta>
</office:document-meta>
</file>